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FormatPriorityTest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FormatPriorityTest.test_priority_0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DateFormatPriorityTest.test_for_DEFFAULT_DATE_FORM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ateFormatPriorityTest.get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ateFormatPriorityTest.get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FormatPriorityTest.test_for_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O2.ge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FormatPriorityTest.test_for_toJSONStringWithDateForm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O.ge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FormatPriority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O.setDate( Date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FormatPriorityTest.test_for_fastJson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VO2.setDate( Date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FormatPriorityTest.test_priority_0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ateFormatPriorityTest.test_priority_0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